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style:writing-mode="lr-tb"/>
      <style:text-properties style:font-name="FreeSerif" fo:font-size="14pt" officeooo:rsid="0010d78c" officeooo:paragraph-rsid="0017c588" style:font-size-asian="14pt" style:font-size-complex="14pt"/>
    </style:style>
    <style:style style:name="P2" style:family="paragraph" style:parent-style-name="Text_20_body">
      <style:paragraph-properties fo:margin-top="0cm" fo:margin-bottom="0cm" style:contextual-spacing="false" fo:line-height="138%" fo:text-align="end" style:justify-single-word="false" style:writing-mode="lr-tb"/>
      <style:text-properties style:font-name="FreeSerif" fo:font-size="14pt" officeooo:rsid="0010d78c" officeooo:paragraph-rsid="0017c588" style:font-size-asian="14pt" style:font-size-complex="14pt"/>
    </style:style>
    <style:style style:name="P3" style:family="paragraph" style:parent-style-name="Text_20_body">
      <style:paragraph-properties fo:margin-top="0cm" fo:margin-bottom="0cm" style:contextual-spacing="false" fo:line-height="138%" style:writing-mode="lr-tb"/>
      <style:text-properties style:font-name="FreeSerif" fo:font-size="14pt" officeooo:rsid="0017c588" officeooo:paragraph-rsid="0017c588" style:font-size-asian="14pt" style:font-size-complex="14pt"/>
    </style:style>
    <style:style style:name="P4" style:family="paragraph" style:parent-style-name="Text_20_body">
      <style:paragraph-properties fo:margin-top="0cm" fo:margin-bottom="0cm" style:contextual-spacing="false" fo:line-height="138%" style:writing-mode="lr-tb"/>
      <style:text-properties style:font-name="FreeSerif" fo:font-size="14pt" officeooo:rsid="0017f2e7" officeooo:paragraph-rsid="0017f2e7" style:font-size-asian="14pt" style:font-size-complex="14pt"/>
    </style:style>
    <style:style style:name="P5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FreeSerif" fo:font-size="14pt" fo:font-style="normal" style:text-underline-style="none" fo:font-weight="normal" officeooo:rsid="0010d78c" officeooo:paragraph-rsid="0017c588" style:text-blinking="false" fo:background-color="transparent" style:font-size-asian="14pt" style:font-size-complex="14pt"/>
    </style:style>
    <style:style style:name="P6" style:family="paragraph" style:parent-style-name="Text_20_body">
      <style:paragraph-properties fo:margin-top="0cm" fo:margin-bottom="0cm" style:contextual-spacing="false" fo:line-height="138%" style:writing-mode="lr-tb"/>
      <style:text-properties fo:font-size="14pt" officeooo:paragraph-rsid="0017f2e7" style:font-size-asian="14pt" style:font-size-complex="14pt"/>
    </style:style>
    <style:style style:name="T1" style:family="text">
      <style:text-properties officeooo:rsid="0017c588"/>
    </style:style>
    <style:style style:name="T2" style:family="text">
      <style:text-properties officeooo:rsid="00123d55"/>
    </style:style>
    <style:style style:name="T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23d55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FreeSerif" fo:font-size="14pt" fo:font-style="normal" style:text-underline-style="none" fo:font-weight="normal" officeooo:rsid="0017c588" style:text-blinking="false" fo:background-color="transparent" loext:char-shading-value="0" style:font-size-asian="14pt" style:font-size-complex="14pt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FreeSerif" fo:font-style="normal" style:text-underline-style="none" fo:font-weight="normal" officeooo:rsid="0017c588" style:text-blinking="false" fo:background-color="transparent" loext:char-shading-value="0"/>
    </style:style>
    <style:style style:name="T7" style:family="text">
      <style:text-properties officeooo:rsid="0017f2e7"/>
    </style:style>
    <style:style style:name="T8" style:family="text">
      <style:text-properties officeooo:rsid="001822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Ref,: Z520</text:span></text:p>
      <text:p text:style-name="P1"/>
      <text:p text:style-name="P1"/>
      <text:p text:style-name="P1">Sr. <text:span text:style-name="T1">Sebastian Osorio </text:span><text:span text:style-name="T8">R</text:span><text:span text:style-name="T1">engifo</text:span></text:p>
      <text:p text:style-name="P1"><text:span text:style-name="T2">Calle</text:span> de Maria Lluïsa Serra, 87</text:p>
      <text:p text:style-name="P1">07700 MAHÓN, ISLAS BALEARES</text:p>
      <text:p text:style-name="P1"/>
      <text:p text:style-name="P3"><text:span text:style-name="T4">L</text:span><text:span text:style-name="T3">e citamos que el 30 de noviembre de 2023 de 12:00 a 12:50 asista a nuestra sede de hacienda tributaria para poder firmar un documento imprescindible y así tramitar el Modelo 061 de nuestra empresa.</text:span></text:p>
      <text:p text:style-name="P6"><text:span text:style-name="T6">La incomparecencia injustificada se penalizara con un una multa de una cantidad de 100€ a 300€, en el caso de estar justificado, quedará archivado el expediente y le citaremos otro día. </text:span></text:p>
      <text:p text:style-name="P5"/>
      <text:p text:style-name="P1"><text:span text:style-name="T1">E</text:span>speramos <text:span text:style-name="T1">su respuesta lo antes posible</text:span>, un saludo cordial.</text:p>
      <text:p text:style-name="P1"><text:s/></text:p>
      <text:p text:style-name="P4">La secretaria de Hacienda Tributaria </text:p>
      <text:p text:style-name="P1"><text:tab/></text:p>
      <text:p text:style-name="P4">[firma]</text:p>
      <text:p text:style-name="P4"/>
      <text:p text:style-name="P4"/>
      <text:p text:style-name="P4">Marga Cursach Segui</text:p>
      <text:p text:style-name="P4"/>
      <text:p text:style-name="P1">Mahón, <text:span text:style-name="T8">27</text:span> de noviembre de 2023</text:p>
      <text:p text:style-name="P1"/>
      <text:p text:style-name="P1"/>
      <text:p text:style-name="P1"/>
      <text:p text:style-name="P1"/>
      <text:p text:style-name="P1"/>
      <text:p text:style-name="P4">Documentación mínima que hay que aportar:</text:p>
      <text:p text:style-name="P4">--- DNI/NI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11:14:35.039661723</meta:creation-date>
    <dc:date>2023-11-27T11:34:01.454973382</dc:date>
    <meta:editing-duration>PT8M48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5" meta:word-count="114" meta:character-count="686" meta:non-whitespace-character-count="581"/>
  </office:meta>
</office:document-meta>
</file>